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paragraph-rsid="001f6d9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f6d9a" officeooo:paragraph-rsid="001f6d9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f6d9a" officeooo:paragraph-rsid="001f6d9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f6d9a" officeooo:paragraph-rsid="001f6d9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20ac7f" officeooo:paragraph-rsid="0020811e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23d523" officeooo:paragraph-rsid="0023d523" style:font-size-asian="10.5pt" style:font-weight-asian="normal" style:font-size-complex="12pt" style:font-weight-complex="normal"/>
    </style:style>
    <style:style style:name="T1" style:family="text">
      <style:text-properties officeooo:rsid="001f6d9a"/>
    </style:style>
    <style:style style:name="T2" style:family="text">
      <style:text-properties officeooo:rsid="0023274d"/>
    </style:style>
    <style:style style:name="T3" style:family="text">
      <style:text-properties officeooo:rsid="002565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chine Translation – </text:span>Karlsruhe Institute of Technology – <text:span text:style-name="T1">Week </text:span><text:span text:style-name="T2">2</text:span></text:p>
      <text:p text:style-name="P1"/>
      <text:p text:style-name="P6">Language Phonemes:</text:p>
      <text:p text:style-name="P6"/>
      <text:p text:style-name="P6">Syntax: Structure and rules</text:p>
      <text:p text:style-name="P6"/>
      <text:p text:style-name="P6">Basic Units of Languages: Words, word segmentation, morphology</text:p>
      <text:p text:style-name="P6"/>
      <text:p text:style-name="P6">Part of speech: Role of word (noun, adjective, verb), Grammatical category (tense, gender, number),</text:p>
      <text:p text:style-name="P6"/>
      <text:p text:style-name="P6">Sentence structure: Phrase structure grammers (model sentence using context-free grammer) to make parse trees</text:p>
      <text:p text:style-name="P6"/>
      <text:p text:style-name="P6">Semantic: Meaning of natural language constructs (first order logic, frame semantics, lexical semantics)</text:p>
      <text:p text:style-name="P6"/>
      <text:p text:style-name="P6">Lexical semantics: The meaning of single words, words have multiple meanings, poly<text:span text:style-name="T3">semy (same word different meaning), homonymy (</text:span></text:p>
      <text:p text:style-name="P6"/>
      <text:p text:style-name="P6"/>
      <text:p text:style-name="P6">Compositionality – meaning of sentence is composed from the meaning of its parts</text:p>
      <text:p text:style-name="P6"/>
      <text:p text:style-name="P6"/>
      <text:p text:style-name="P6"/>
      <text:p text:style-name="P6"/>
      <text:p text:style-name="P2"/>
      <text:p text:style-name="P3"/>
      <text:p text:style-name="P3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22:10:00.348000000</meta:creation-date>
    <dc:date>2022-04-06T18:18:45.721000000</dc:date>
    <meta:editing-duration>PT13M23S</meta:editing-duration>
    <meta:editing-cycles>4</meta:editing-cycles>
    <meta:generator>LibreOffice/7.0.5.2$Windows_X86_64 LibreOffice_project/64390860c6cd0aca4beafafcfd84613dd9dfb63a</meta:generator>
    <meta:document-statistic meta:table-count="0" meta:image-count="0" meta:object-count="0" meta:page-count="1" meta:paragraph-count="9" meta:word-count="93" meta:character-count="691" meta:non-whitespace-character-count="604"/>
  </office:meta>
</office:document-meta>
</file>